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3.776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2.713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3.328cm"/>
    </style:style>
    <style:style style:name="co14" style:family="table-column">
      <style:table-column-properties fo:break-before="auto" style:column-width="3.251cm"/>
    </style:style>
    <style:style style:name="co15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Tax">
      <style:table-properties table:display="true" style:writing-mode="lr-tb"/>
    </style:style>
    <style:style style:name="ta2" style:family="table" style:master-page-name="PageStyle_5f_VAT">
      <style:table-properties table:display="true" style:writing-mode="lr-tb"/>
    </style:style>
    <style:style style:name="ta3" style:family="table" style:master-page-name="PageStyle_5f_absolute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32"/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26">
      <style:table-cell-properties fo:background-color="#e3e3e3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26">
      <style:table-cell-properties fo:background-color="#ffff99"/>
    </style:style>
    <style:style style:name="ce10" style:family="table-cell" style:parent-style-name="Default" style:data-style-name="N136"/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13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14" style:family="table-cell" style:parent-style-name="Default" style:data-style-name="N10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7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2" style:family="table-cell" style:parent-style-name="Default" style:data-style-name="N107">
      <style:table-cell-properties fo:background-color="#e3e3e3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 style:data-style-name="N11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3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fo:background-color="#e3e3e3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29">
      <style:table-cell-properties style:glyph-orientation-vertical="0" fo:background-color="#e3e3e3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2">
      <style:table-cell-properties style:cell-protect="protected" style:print-content="tru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ackground-color="#e3e3e3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49" table:default-cell-style-name="Default"/>
        <table:table-row table:style-name="ro1">
          <table:table-cell office:value-type="string">
            <text:p>Retail Staff Salaries</text:p>
          </table:table-cell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Income tax rate</text:p>
          </table:table-cell>
          <table:table-cell/>
          <table:table-cell table:style-name="ce14" office:value-type="percentage" office:value="0.22">
            <text:p>22%</text:p>
          </table:table-cell>
          <table:table-cell table:number-columns-repeated="248"/>
        </table:table-row>
        <table:table-row table:style-name="ro1">
          <table:table-cell office:value-type="string">
            <text:p>Name</text:p>
          </table:table-cell>
          <table:table-cell office:value-type="string">
            <text:p>Monthly pay</text:p>
          </table:table-cell>
          <table:table-cell office:value-type="string">
            <office:annotation draw:style-name="gr1" draw:text-style-name="P1" svg:width="2.899cm" svg:height="0.991cm" svg:x="6.602cm" svg:y="0cm" draw:caption-point-x="-0.61cm" draw:caption-point-y="0.914cm">
              <dc:date>2018-03-16T00:00:00</dc:date>
              <text:p text:style-name="P1"><text:span text:style-name="T1">Monthly Pay * Income Tax Rate</text:span></text:p>
            </office:annotation>
            <text:p>IncomeTax</text:p>
          </table:table-cell>
          <table:table-cell office:value-type="string">
            <office:annotation draw:style-name="gr1" draw:text-style-name="P1" svg:width="2.899cm" svg:height="1.386cm" svg:x="9.947cm" svg:y="0cm" draw:caption-point-x="-0.61cm" draw:caption-point-y="0.914cm">
              <dc:date>2018-03-16T00:00:00</dc:date>
              <text:p text:style-name="P1"><text:span text:style-name="T1">Monthly Pay * <text:s/>National Insurance Rate</text:span></text:p>
            </office:annotation>
            <text:p>National Insurance</text:p>
          </table:table-cell>
          <table:table-cell/>
          <table:table-cell office:value-type="string">
            <text:p>National Insurance rate</text:p>
          </table:table-cell>
          <table:table-cell/>
          <table:table-cell table:style-name="ce14" office:value-type="percentage" office:value="0.09">
            <text:p>9%</text:p>
          </table:table-cell>
          <table:table-cell table:number-columns-repeated="248"/>
        </table:table-row>
        <table:table-row table:style-name="ro1">
          <table:table-cell office:value-type="string">
            <text:p>Pat</text:p>
          </table:table-cell>
          <table:table-cell table:style-name="ce1" office:value-type="float" office:value="2000">
            <text:p>£2,000</text:p>
          </table:table-cell>
          <table:table-cell table:style-name="ce6" table:formula="of:=Monthly_Pay * Income_Tax_rate" office:value-type="float" office:value="440">
            <text:p>£440</text:p>
          </table:table-cell>
          <table:table-cell table:style-name="ce9" table:formula="of:=Monthly_Pay * National_Insurance_rate" office:value-type="float" office:value="180">
            <text:p>£180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Sam</text:p>
          </table:table-cell>
          <table:table-cell table:style-name="ce1" office:value-type="float" office:value="1500">
            <text:p>£1,500</text:p>
          </table:table-cell>
          <table:table-cell table:style-name="ce6" table:formula="of:=Monthly_Pay * Income_Tax_rate" office:value-type="float" office:value="330">
            <text:p>£330</text:p>
          </table:table-cell>
          <table:table-cell table:style-name="ce9" table:formula="of:=Monthly_Pay * National_Insurance_rate" office:value-type="float" office:value="135">
            <text:p>£135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Alex</text:p>
          </table:table-cell>
          <table:table-cell table:style-name="ce1" office:value-type="float" office:value="1000">
            <text:p>£1,000</text:p>
          </table:table-cell>
          <table:table-cell table:style-name="ce6" table:formula="of:=Monthly_Pay * Income_Tax_rate" office:value-type="float" office:value="220">
            <text:p>£220</text:p>
          </table:table-cell>
          <table:table-cell table:style-name="ce9" table:formula="of:=Monthly_Pay * National_Insurance_rate" office:value-type="float" office:value="90">
            <text:p>£90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Chris</text:p>
          </table:table-cell>
          <table:table-cell table:style-name="ce1" office:value-type="float" office:value="900">
            <text:p>£900</text:p>
          </table:table-cell>
          <table:table-cell table:style-name="ce6" table:formula="of:=Monthly_Pay * Income_Tax_rate" office:value-type="float" office:value="198">
            <text:p>£198</text:p>
          </table:table-cell>
          <table:table-cell table:style-name="ce9" table:formula="of:=Monthly_Pay * National_Insurance_rate" office:value-type="float" office:value="81">
            <text:p>£81</text:p>
          </table:table-cell>
          <table:table-cell table:style-name="ce10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table:number-columns-repeated="5"/>
          <table:table-cell table:number-columns-repeated="250"/>
        </table:table-row>
        <table:table-row table:style-name="ro1">
          <table:table-cell/>
          <table:table-cell table:style-name="ce3" office:value-type="string">
            <text:p>If using Absolute references:</text:p>
          </table:table-cell>
          <table:table-cell table:style-name="ce7" table:number-columns-repeated="2"/>
          <table:table-cell table:style-name="ce11" table:number-columns-repeated="2"/>
          <table:table-cell table:style-name="ce12"/>
          <table:table-cell table:number-columns-repeated="249"/>
        </table:table-row>
        <table:table-row table:style-name="ro1">
          <table:table-cell/>
          <table:table-cell table:style-name="ce4" office:value-type="string">
            <text:p>Calculate Income Tax and National Insurance by referring <text:s/>to cells H2 <text:s/>and H3 .</text:p>
          </table:table-cell>
          <table:table-cell table:style-name="ce8" table:number-columns-repeated="4"/>
          <table:table-cell table:style-name="ce13"/>
          <table:table-cell table:number-columns-repeated="249"/>
        </table:table-row>
        <table:table-row table:style-name="ro1">
          <table:table-cell/>
          <table:table-cell table:style-name="ce2" table:number-columns-repeated="5"/>
          <table:table-cell table:number-columns-repeated="250"/>
        </table:table-row>
        <table:table-row table:style-name="ro1">
          <table:table-cell/>
          <table:table-cell table:style-name="ce3" office:value-type="string">
            <text:p>If using Named cell ranges:</text:p>
          </table:table-cell>
          <table:table-cell table:style-name="ce7" table:number-columns-repeated="2"/>
          <table:table-cell table:style-name="ce11" table:number-columns-repeated="2"/>
          <table:table-cell table:style-name="ce12"/>
          <table:table-cell table:number-columns-repeated="249"/>
        </table:table-row>
        <table:table-row table:style-name="ro2">
          <table:table-cell/>
          <table:table-cell table:style-name="ce5" office:value-type="string" table:number-columns-spanned="6" table:number-rows-spanned="2">
            <text:p>Create names in the <text:span text:style-name="T2">current rates sheet</text:span><text:span text:style-name="T3"> and use the names to calculate Income Tax and National Insurance.</text:span></text:p>
          </table:table-cell>
          <table:covered-table-cell table:number-columns-repeated="5" table:style-name="ce5"/>
          <table:table-cell table:number-columns-repeated="249"/>
        </table:table-row>
        <table:table-row table:style-name="ro1">
          <table:table-cell/>
          <table:covered-table-cell table:number-columns-repeated="6" table:style-name="ce5"/>
          <table:table-cell table:number-columns-repeated="249"/>
        </table:table-row>
      </table:table>
      <table:table table:name="VAT" table:style-name="ta2" table:print="false">
        <office:forms form:automatic-focus="false" form:apply-design-mode="false"/>
        <table:table-column table:style-name="co1" table:default-cell-style-name="Default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51" table:default-cell-style-name="Default"/>
        <table:table-row table:style-name="ro3">
          <table:table-cell table:style-name="ce15" office:value-type="string">
            <text:p>Item</text:p>
          </table:table-cell>
          <table:table-cell table:style-name="ce15" office:value-type="string">
            <text:p>Pre-tax price</text:p>
          </table:table-cell>
          <table:table-cell table:style-name="ce15" office:value-type="string">
            <office:annotation draw:style-name="gr1" draw:text-style-name="P1" svg:width="2.899cm" svg:height="0.991cm" svg:x="9.084cm" svg:y="0cm" draw:caption-point-x="-0.61cm" draw:caption-point-y="0.011cm">
              <dc:date>2018-03-16T00:00:00</dc:date>
              <text:p text:style-name="P1">Pre-Tax Price * VAT Rate</text:p>
            </office:annotation>
            <text:p>VAT to be added</text:p>
          </table:table-cell>
          <table:table-cell table:style-name="ce15"/>
          <table:table-cell table:number-columns-repeated="252"/>
        </table:table-row>
        <table:table-row table:style-name="ro3">
          <table:table-cell table:style-name="ce16" office:value-type="string">
            <text:p>DVD</text:p>
          </table:table-cell>
          <table:table-cell office:value-type="float" office:value="20">
            <text:p>£20.00</text:p>
          </table:table-cell>
          <table:table-cell table:style-name="ce22" table:formula="of:=Pre_tax_price * VAT_rate" office:value-type="float" office:value="3.5">
            <text:p>£3.50</text:p>
          </table:table-cell>
          <table:table-cell table:style-name="ce17"/>
          <table:table-cell table:number-columns-repeated="252"/>
        </table:table-row>
        <table:table-row table:style-name="ro3">
          <table:table-cell table:style-name="ce16" office:value-type="string">
            <text:p>CD</text:p>
          </table:table-cell>
          <table:table-cell office:value-type="float" office:value="10">
            <text:p>£10.00</text:p>
          </table:table-cell>
          <table:table-cell table:style-name="ce22" table:formula="of:=Pre_tax_price * VAT_rate" office:value-type="float" office:value="1.75">
            <text:p>£1.75</text:p>
          </table:table-cell>
          <table:table-cell table:style-name="ce17"/>
          <table:table-cell table:number-columns-repeated="252"/>
        </table:table-row>
        <table:table-row table:style-name="ro3">
          <table:table-cell table:style-name="ce16" office:value-type="string">
            <text:p>Video</text:p>
          </table:table-cell>
          <table:table-cell office:value-type="float" office:value="15">
            <text:p>£15.00</text:p>
          </table:table-cell>
          <table:table-cell table:style-name="ce22" table:formula="of:=Pre_tax_price * VAT_rate" office:value-type="float" office:value="2.625">
            <text:p>£2.63</text:p>
          </table:table-cell>
          <table:table-cell table:style-name="ce17"/>
          <table:table-cell table:number-columns-repeated="252"/>
        </table:table-row>
        <table:table-row table:style-name="ro3">
          <table:table-cell table:style-name="ce16" office:value-type="string">
            <text:p>Tape</text:p>
          </table:table-cell>
          <table:table-cell office:value-type="float" office:value="5">
            <text:p>£5.00</text:p>
          </table:table-cell>
          <table:table-cell table:style-name="ce22" table:formula="of:=Pre_tax_price * VAT_rate" office:value-type="float" office:value="0.875">
            <text:p>£0.88</text:p>
          </table:table-cell>
          <table:table-cell table:style-name="ce17"/>
          <table:table-cell table:number-columns-repeated="252"/>
        </table:table-row>
        <table:table-row table:style-name="ro3">
          <table:table-cell table:style-name="ce16" table:number-columns-repeated="2"/>
          <table:table-cell table:number-columns-repeated="254"/>
        </table:table-row>
        <table:table-row table:style-name="ro4">
          <table:table-cell table:style-name="ce16"/>
          <table:table-cell table:style-name="ce3" office:value-type="string">
            <text:p>If using Named cell ranges:</text:p>
          </table:table-cell>
          <table:table-cell table:style-name="ce7" table:number-columns-repeated="2"/>
          <table:table-cell table:style-name="ce11" table:number-columns-repeated="3"/>
          <table:table-cell table:style-name="ce12"/>
          <table:table-cell table:number-columns-repeated="248"/>
        </table:table-row>
        <table:table-row table:style-name="ro5">
          <table:table-cell/>
          <table:table-cell table:style-name="ce18" office:value-type="string">
            <text:p>Make a named range called <text:span text:style-name="T2">price</text:span><text:span text:style-name="T3"> for cells B2:B5 (all the cells together constitute the range).</text:span></text:p>
          </table:table-cell>
          <table:table-cell table:style-name="ce23" table:number-columns-repeated="3"/>
          <table:table-cell table:style-name="ce21"/>
          <table:table-cell table:style-name="ce23"/>
          <table:table-cell table:style-name="ce29"/>
          <table:table-cell table:number-columns-repeated="248"/>
        </table:table-row>
        <table:table-row table:style-name="ro5">
          <table:table-cell/>
          <table:table-cell table:style-name="ce19" office:value-type="string">
            <text:p>In the <text:span text:style-name="T2">current rates sheet </text:span><text:span text:style-name="T3">name cell B2 as </text:span><text:span text:style-name="T2">vatrate.</text:span></text:p>
          </table:table-cell>
          <table:table-cell table:style-name="ce21" table:number-columns-repeated="4"/>
          <table:table-cell table:style-name="ce23"/>
          <table:table-cell table:style-name="ce29"/>
          <table:table-cell table:number-columns-repeated="248"/>
        </table:table-row>
        <table:table-row table:style-name="ro5">
          <table:table-cell/>
          <table:table-cell table:style-name="ce18" office:value-type="string">
            <text:p>In C2 enter the formula <text:span text:style-name="T2">=price*vatrate.</text:span></text:p>
          </table:table-cell>
          <table:table-cell table:style-name="ce21" table:number-columns-repeated="3"/>
          <table:table-cell table:style-name="ce23" table:number-columns-repeated="2"/>
          <table:table-cell table:style-name="ce29"/>
          <table:table-cell table:number-columns-repeated="248"/>
        </table:table-row>
        <table:table-row table:style-name="ro1">
          <table:table-cell/>
          <table:table-cell table:style-name="ce20" office:value-type="string">
            <text:p>Copy this to C3:C5.</text:p>
          </table:table-cell>
          <table:table-cell table:style-name="ce24" table:number-columns-repeated="4"/>
          <table:table-cell table:style-name="ce8"/>
          <table:table-cell table:style-name="ce13"/>
          <table:table-cell table:number-columns-repeated="248"/>
        </table:table-row>
        <table:table-row table:style-name="ro1">
          <table:table-cell/>
          <table:table-cell table:style-name="ce21" table:number-columns-repeated="6"/>
          <table:table-cell table:number-columns-repeated="249"/>
        </table:table-row>
        <table:table-row table:style-name="ro1" table:number-rows-repeated="4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3" office:value-type="string">
            <text:p>If using Absolute references:</text:p>
          </table:table-cell>
          <table:table-cell table:style-name="ce25"/>
          <table:table-cell table:style-name="ce11"/>
          <table:table-cell table:style-name="ce12"/>
          <table:table-cell table:number-columns-repeated="251"/>
        </table:table-row>
        <table:table-row table:style-name="ro3">
          <table:table-cell/>
          <table:table-cell table:style-name="ce4" office:value-type="string">
            <text:p>Calculate VAT by referring <text:s/>to cell E18</text:p>
          </table:table-cell>
          <table:table-cell table:style-name="ce26"/>
          <table:table-cell table:style-name="ce27" office:value-type="string">
            <text:p>VAT rate</text:p>
          </table:table-cell>
          <table:table-cell table:style-name="ce28" office:value-type="percentage" office:value="0.175">
            <text:p>17.50%</text:p>
          </table:table-cell>
          <table:table-cell table:number-columns-repeated="251"/>
        </table:table-row>
      </table:table>
      <table:table table:name="absolute" table:style-name="ta3" table:print="false">
        <office:forms form:automatic-focus="false" form:apply-design-mode="false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5" table:default-cell-style-name="ce16"/>
        <table:table-column table:style-name="co15" table:number-columns-repeated="246" table:default-cell-style-name="ce16"/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table:style-name="ce30" office:value-type="string">
            <text:p>US$ exchange rate=</text:p>
          </table:table-cell>
          <table:table-cell/>
          <table:table-cell table:style-name="ce33" office:value-type="float" office:value="2">
            <text:p>2</text:p>
          </table:table-cell>
          <table:table-cell table:number-columns-repeated="251"/>
        </table:table-row>
        <table:table-row table:style-name="ro3">
          <table:table-cell table:number-columns-repeated="2"/>
          <table:table-cell table:style-name="ce30" office:value-type="string">
            <text:p>Euro exchange rate=</text:p>
          </table:table-cell>
          <table:table-cell/>
          <table:table-cell table:style-name="ce33" office:value-type="float" office:value="1.6">
            <text:p>1.6</text:p>
          </table:table-cell>
          <table:table-cell table:number-columns-repeated="251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5"/>
          <table:table-cell table:style-name="ce32" office:value-type="string">
            <text:p>US$</text:p>
          </table:table-cell>
          <table:table-cell table:style-name="ce32" office:value-type="string">
            <text:p>Euro</text:p>
          </table:table-cell>
          <table:table-cell table:style-name="ce32" office:value-type="string">
            <text:p>£</text:p>
          </table:table-cell>
          <table:table-cell table:style-name="ce32" office:value-type="string">
            <office:annotation draw:style-name="gr1" draw:text-style-name="P1" svg:width="2.899cm" svg:height="0.991cm" svg:x="13.256cm" svg:y="1.179cm" draw:caption-point-x="-0.61cm" draw:caption-point-y="1.511cm">
              <dc:date>2018-03-16T00:00:00</dc:date>
              <text:p text:style-name="P1">US$ + Euro + Pound</text:p>
            </office:annotation>
            <text:p>Total £</text:p>
          </table:table-cell>
          <table:table-cell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30" office:value-type="string">
            <text:p>Qtr1</text:p>
          </table:table-cell>
          <table:table-cell table:style-name="ce33" office:value-type="float" office:value="200000">
            <text:p>200000</text:p>
          </table:table-cell>
          <table:table-cell table:style-name="ce33" office:value-type="float" office:value="160000">
            <text:p>160000</text:p>
          </table:table-cell>
          <table:table-cell office:value-type="float" office:value="100000">
            <text:p>100000</text:p>
          </table:table-cell>
          <table:table-cell table:style-name="ce34" table:formula="of:=US_Dollar + Euro + Pound" office:value-type="currency" office:currency="EUR" office:value="460000">
            <text:p>€ 460,000.00</text:p>
          </table:table-cell>
          <table:table-cell table:number-columns-repeated="251"/>
        </table:table-row>
        <table:table-row table:style-name="ro3">
          <table:table-cell table:style-name="ce30" office:value-type="string">
            <text:p>Qtr2</text:p>
          </table:table-cell>
          <table:table-cell table:style-name="ce33" office:value-type="float" office:value="400000">
            <text:p>400000</text:p>
          </table:table-cell>
          <table:table-cell table:style-name="ce33" office:value-type="float" office:value="320000">
            <text:p>320000</text:p>
          </table:table-cell>
          <table:table-cell table:style-name="ce33" office:value-type="float" office:value="200000">
            <text:p>200000</text:p>
          </table:table-cell>
          <table:table-cell table:style-name="ce34" table:formula="of:=US_Dollar + Euro + Pound" office:value-type="currency" office:currency="EUR" office:value="920000">
            <text:p>€ 920,000.00</text:p>
          </table:table-cell>
          <table:table-cell table:number-columns-repeated="251"/>
        </table:table-row>
        <table:table-row table:style-name="ro3">
          <table:table-cell table:style-name="ce30" office:value-type="string">
            <text:p>Qtr3</text:p>
          </table:table-cell>
          <table:table-cell table:style-name="ce33" office:value-type="float" office:value="600000">
            <text:p>600000</text:p>
          </table:table-cell>
          <table:table-cell table:style-name="ce33" office:value-type="float" office:value="480000">
            <text:p>480000</text:p>
          </table:table-cell>
          <table:table-cell office:value-type="float" office:value="300000">
            <text:p>300000</text:p>
          </table:table-cell>
          <table:table-cell table:style-name="ce34" table:formula="of:=US_Dollar + Euro + Pound" office:value-type="currency" office:currency="EUR" office:value="1380000">
            <text:p>€ 1,380,000.00</text:p>
          </table:table-cell>
          <table:table-cell table:number-columns-repeated="251"/>
        </table:table-row>
        <table:table-row table:style-name="ro3">
          <table:table-cell table:style-name="ce30" office:value-type="string">
            <text:p>Qtr4</text:p>
          </table:table-cell>
          <table:table-cell table:style-name="ce33" office:value-type="float" office:value="800000">
            <text:p>800000</text:p>
          </table:table-cell>
          <table:table-cell table:style-name="ce33" office:value-type="float" office:value="640000">
            <text:p>640000</text:p>
          </table:table-cell>
          <table:table-cell table:style-name="ce33" office:value-type="float" office:value="400000">
            <text:p>400000</text:p>
          </table:table-cell>
          <table:table-cell table:style-name="ce34" table:formula="of:=US_Dollar + Euro + Pound" office:value-type="currency" office:currency="EUR" office:value="1840000">
            <text:p>€ 1,840,000.00</text:p>
          </table:table-cell>
          <table:table-cell table:number-columns-repeated="251"/>
        </table:table-row>
        <table:table-row table:style-name="ro3">
          <table:table-cell table:number-columns-repeated="4"/>
          <table:table-cell table:style-name="ce35"/>
          <table:table-cell table:number-columns-repeated="251"/>
        </table:table-row>
        <table:table-row table:style-name="ro3">
          <table:table-cell table:number-columns-repeated="5"/>
          <table:table-cell table:style-name="ce36"/>
          <table:table-cell table:number-columns-repeated="250"/>
        </table:table-row>
        <table:table-row table:style-name="ro3">
          <table:table-cell table:style-name="ce31" office:value-type="string">
            <text:p>Create a formula in cell E7 which, when copied down, will work in cells E8: E10. Use either an absolute reference or a named range.</text:p>
          </table:table-cell>
          <table:table-cell table:style-name="ce31" table:number-columns-repeated="4"/>
          <table:table-cell table:style-name="ce37"/>
          <table:table-cell table:style-name="ce31" table:number-columns-repeated="8"/>
          <table:table-cell table:number-columns-repeated="242"/>
        </table:table-row>
        <table:table-row table:style-name="ro3">
          <table:table-cell table:style-name="ce31" office:value-type="string">
            <text:p>The formula should give the total value in sterling of all transactions for the quarter, whatever their original currency.</text:p>
          </table:table-cell>
          <table:table-cell table:style-name="ce31" table:number-columns-repeated="13"/>
          <table:table-cell table:number-columns-repeated="242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MonthlyPay" table:base-cell-address="$Tax.$B$7" table:cell-range-address="$Tax.$B$4:.$B$7"/>
        <table:named-range table:name="Monthly_Pay" table:base-cell-address="$Tax.$B$7" table:cell-range-address="$Tax.$B$3:.$B$7"/>
        <table:named-range table:name="Income_Tax" table:base-cell-address="$Tax.$C$7" table:cell-range-address="$Tax.$C$3:.$C$7"/>
        <table:named-range table:name="National_Insurance" table:base-cell-address="$Tax.$D$7" table:cell-range-address="$Tax.$D$3:.$D$7"/>
        <table:named-range table:name="Pre_tax_price" table:base-cell-address="$Tax.$B$5" table:cell-range-address="$VAT.$B$1:.$B$5"/>
        <table:named-range table:name="VAT_to_be_added" table:base-cell-address="$Tax.$C$5" table:cell-range-address="$VAT.$C$1:.$C$5"/>
        <table:named-range table:name="VAT_rate" table:base-cell-address="$Tax.$E$18" table:cell-range-address="$VAT.$E$18"/>
        <table:named-range table:name="Income_Tax_rate" table:base-cell-address="$Tax.$H$2" table:cell-range-address="$Tax.$H$2"/>
        <table:named-range table:name="National_Insurance_rate" table:base-cell-address="$Tax.$H$3" table:cell-range-address="$Tax.$H$3"/>
        <table:named-range table:name="Dollar" table:base-cell-address="$absolute.$B$10" table:cell-range-address="$absolute.$B$6:.$B$10"/>
        <table:named-range table:name="US_Dollar" table:base-cell-address="$absolute.$B$10" table:cell-range-address="$absolute.$B$6:.$B$10"/>
        <table:named-range table:name="Euro" table:base-cell-address="$absolute.$C$10" table:cell-range-address="$absolute.$C$6:.$C$10"/>
        <table:named-range table:name="Pound" table:base-cell-address="$absolute.$D$10" table:cell-range-address="$absolute.$D$6:.$D$10"/>
        <table:named-range table:name="Sterling" table:base-cell-address="$absolute.$E$10" table:cell-range-address="$absolute.$E$6:.$E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£</number:text>
      <number:number number:decimal-places="2" number:min-integer-digits="1" number:grouping="true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style:text-properties fo:color="#ff0000"/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12P0" style:volatile="true">
      <number:text> £</number:text>
      <number:number number:decimal-places="2" number:min-integer-digits="1" number:grouping="true"/>
      <number:text> </number:text>
    </number:number-style>
    <number:number-style style:name="N112P1" style:volatile="true">
      <number:text>-£</number:text>
      <number:number number:decimal-places="2" number:min-integer-digits="1" number:grouping="true"/>
      <number:text> </number:text>
    </number:number-style>
    <number:number-style style:name="N112P2" style:volatile="true">
      <number:text> £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 number:style="long"/>
      <number:text>-</number:text>
      <number:day number:style="long"/>
      <number:text>-</number:text>
      <number:year number:style="long"/>
    </number:date-style>
    <number:date-style style:name="N123P0" style:volatile="true">
      <number:month number:style="long"/>
      <number:text>-</number:text>
      <number:day number:style="long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5P0" style:volatile="true">
      <number:text>£</number:text>
      <number:number number:decimal-places="2" number:min-integer-digits="1" number:grouping="true"/>
      <number:text> </number:text>
    </number:number-style>
    <number:number-style style:name="N125">
      <number:text>(£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">
      <number:text>£</number:text>
      <number:number number:decimal-places="0" number:min-integer-digits="1" number:grouping="true"/>
    </number:number-style>
    <number:percentage-style style:name="N127">
      <number:number number:decimal-places="1" number:min-integer-digits="1"/>
      <number:text>%</number:text>
    </number:percentage-style>
    <number:currency-style style:name="N129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129"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129P0"/>
    </number:currency-style>
    <number:number-style style:name="N130P0" style:volatile="true">
      <number:text>£</number:text>
      <number:number number:decimal-places="0" number:min-integer-digits="1" number:grouping="true"/>
    </number:number-style>
    <number:number-style style:name="N130">
      <style:text-properties fo:color="#ff0000"/>
      <number:text>-£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2" number:min-integer-digits="1" number:grouping="true"/>
    </number:number-style>
    <number:number-style style:name="N131">
      <number:text>-£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0" number:min-integer-digits="1" number:grouping="true"/>
    </number:number-style>
    <number:number-style style:name="N132">
      <number:text>-£</number:text>
      <number:number number:decimal-places="0" number:min-integer-digits="1" number:grouping="true"/>
      <style:map style:condition="value()&gt;=0" style:apply-style-name="N132P0"/>
    </number:number-style>
    <number:number-style style:name="N136P0" style:volatile="true">
      <number:text> £</number:text>
      <number:number number:decimal-places="0" number:min-integer-digits="1" number:grouping="true"/>
      <number:text> </number:text>
    </number:number-style>
    <number:number-style style:name="N136P1" style:volatile="true">
      <number:text>-£</number:text>
      <number:number number:decimal-places="0" number:min-integer-digits="1" number:grouping="true"/>
      <number:text> </number:text>
    </number:number-style>
    <number:number-style style:name="N136P2" style:volatile="true">
      <number:text> £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5f_FUNCTION" style:display-name="Currency_FUNCTION" style:family="table-cell" style:parent-style-name="Default" style:data-style-name="N108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junk" style:family="table-cell" style:parent-style-name="Default" style:data-style-name="N107">
      <style:table-cell-properties style:glyph-orientation-vertical="0" fo:border-bottom="0.035cm solid #000000" fo:background-color="#ffdf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Normal_5f_DEMOINV" style:display-name="Normal_DEMOINV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ormal_5f_FUNCTION" style:display-name="Normal_FUNCT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sales" style:display-name="Normal_sal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Normal_5f_Travelfinal" style:display-name="Normal_Travel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Excel_5f_CondFormat_5f_3_5f_1_5f_1" style:display-name="Excel_CondFormat_3_1_1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style:style style:name="Excel_5f_BuiltIn_5f_Currency" style:display-name="Excel_BuiltIn_Currency" style:family="table-cell" style:parent-style-name="Default" style:data-style-name="N11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page-layout style:name="Mpm6">
      <style:page-layout-properties style:num-format="1" style:print-orientation="portrait" fo:margin-top="1.27cm" fo:margin-bottom="1.27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.282cm"/>
      </style:header-style>
      <style:footer-style>
        <style:header-footer-properties fo:min-height="0.751cm" fo:margin-left="0.6cm" fo:margin-right="0.6cm" fo:margin-top="0.282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8">
      <style:page-layout-properties fo:page-width="21.001cm" fo:page-height="29.7cm" style:num-format="1" style:print-orientation="portrait" fo:margin-top="1.27cm" fo:margin-bottom="1.27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3-16-2018</text:date>, <text:time>14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rage" style:display-name="PageStyle_ga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vel" style:display-name="PageStyle_trav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oms" style:display-name="PageStyle_room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ehicle" style:display-name="PageStyle_vehicl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1"><text:file-name text:display="name-and-extension">???</text:file-nam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/text:p>
        </style:region-left>
      </style:footer-left>
    </style:master-page>
    <style:master-page style:name="PageStyle_5f_pay" style:display-name="PageStyle_pay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unction" style:display-name="PageStyle_function" style:page-layout-name="Mpm8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urrent_20_rates" style:display-name="PageStyle_current ra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uros" style:display-name="PageStyle_eu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" style:display-name="PageStyle_Ta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T" style:display-name="PageStyle_V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solute" style:display-name="PageStyle_absolu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xed_20_ref" style:display-name="PageStyle_mixed re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ining</meta:initial-creator>
    <meta:creation-date>1996-11-15T20:15:26</meta:creation-date>
    <dc:date>2018-03-16T14:50:36.03</dc:date>
    <meta:print-date>2011-10-27T23:01:27</meta:print-date>
    <meta:editing-cycles>4</meta:editing-cycles>
    <meta:editing-duration>PT1H51M23S</meta:editing-duration>
    <meta:generator>OpenOffice.org/3.4.1$Win32 OpenOffice.org_project/341m1$Build-9593</meta:generator>
    <meta:document-statistic meta:table-count="3" meta:cell-count="83" meta:object-count="0"/>
  </office:meta>
</office:document-meta>
</file>